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1mm"/>
    </style:style>
    <style:style style:name="co3" style:family="table-column">
      <style:table-column-properties fo:break-before="auto" style:column-width="85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5.08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PROJEKT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okumentacja</text:p>
          </table:table-cell>
          <table:covered-table-cell/>
        </table:table-row>
        <table:table-row table:style-name="ro1">
          <table:table-cell table:number-columns-repeated="3"/>
          <table:table-cell table:style-name="ce3" office:value-type="string" calcext:value-type="string">
            <text:p>Dostateczna</text:p>
          </table:table-cell>
          <table:table-cell table:style-name="ce6" office:value-type="string" calcext:value-type="string">
            <text:p>done?</text:p>
          </table:table-cell>
          <table:table-cell/>
          <table:table-cell table:style-name="ce3" office:value-type="string" calcext:value-type="string">
            <text:p>I. Projekt koncepcji, założenia</text:p>
          </table:table-cell>
          <table:table-cell table:style-name="ce6" office:value-type="string" calcext:value-type="string">
            <text:p>done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za danych złożona z minimum 7 tabel powiązanych relacjam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definiowanie tematu projektu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widok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liza wymagań użytkowni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kluczy obcy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rojektowanie funk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ykorzystanie funkcji agregujących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rzegląd i wprowadzanie danych poprzez formularze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I. Projekt diagramów (konceptualny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prowadzanie informacji w formie raportów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dowa i analiza diagramu przepływu danych (DFD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kumentacja zgodna ze wzore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definiowanie encji (obiektów) oraz ich atrybut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aprojektowanie relacji pomiędzy encjami (ERD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Dobra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4" office:value-type="string" calcext:value-type="string">
            <text:p>Widoki zawierające funkcje agregujące wykorzystujące różne parametry klauzul GROUP BY oraz HAVING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III. Projekt logiczny</text:p>
          </table:table-cell>
          <table:table-cell/>
        </table:table-row>
        <table:table-row table:style-name="ro3">
          <table:table-cell table:number-columns-repeated="3"/>
          <table:table-cell table:style-name="ce4" office:value-type="string" calcext:value-type="string">
            <text:p>Walidacja danych w bazie, wykorzystanie funkcji wbudowanych i wyzwalaczy, kontrola spójności danych, blokoada wprowadzania niepoprawnych wartości danych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rojektowanie tabel, kluczy, indeksó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łownik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3"/>
          <table:table-cell table:style-name="ce3" office:value-type="string" calcext:value-type="string">
            <text:p>Bardzo dobra</text:p>
          </table:table-cell>
          <table:table-cell table:number-columns-repeated="2"/>
          <table:table-cell table:style-name="ce4" office:value-type="string" calcext:value-type="string">
            <text:p>Analiza zależności funkcyjnych i normalizacja tabel (3NF ewentualnie BCNF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imum 10 tabel powiązanych relacjami 1-do-n i n-do-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normalizacja struktury tabe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ozbudowany mechanizm funkcji wbudowanych i wyzwalacz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Zaprojektowanie operacji n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óżne poziomy dostępu do bazy danych – system autoryzacji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string" calcext:value-type="string">
            <text:p>IV. Projekt funkcjonalny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nterfejsy do prezentacji, edycji i obsługi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izualizacja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definiowanie panelu sterowania aplikacj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akropolece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 calcext:value-type="string">
            <text:p>V. Dokumentacja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Wprowadzenie dany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okumentacja użytkownika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6"/>
          <table:table-cell table:style-name="ce4" office:value-type="string" calcext:value-type="string">
            <text:p>Opracowanie dokumentacji technicznej kodu (może być automatycznie generowana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ykaz literatury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8">00.00.0000</text:date>, <text:time style:data-style-name="N2" text:time-value="18:59:44.970427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20:34:39.590257720</meta:creation-date>
    <meta:generator>LibreOffice/6.0.7.3$Linux_X86_64 LibreOffice_project/00m0$Build-3</meta:generator>
    <dc:date>2020-01-18T19:03:36.924377689</dc:date>
    <meta:editing-duration>PT17M</meta:editing-duration>
    <meta:editing-cycles>5</meta:editing-cycles>
    <meta:document-statistic meta:table-count="1" meta:cell-count="74" meta:object-count="0"/>
  </office:meta>
</office:document-meta>
</file>